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43d" officeooo:paragraph-rsid="0007843d"/>
    </style:style>
    <style:style style:name="P2" style:family="paragraph" style:parent-style-name="Standard">
      <style:text-properties officeooo:rsid="0007843d" officeooo:paragraph-rsid="00094461"/>
    </style:style>
    <style:style style:name="P3" style:family="paragraph" style:parent-style-name="Standard">
      <style:text-properties officeooo:rsid="00094461" officeooo:paragraph-rsid="00094461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843d" officeooo:paragraph-rsid="0007843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94461"/>
    </style:style>
    <style:style style:name="T3" style:family="text">
      <style:text-properties fo:background-color="#66ccff" loext:char-shading-value="0"/>
    </style:style>
    <style:style style:name="T4" style:family="text">
      <style:text-properties officeooo:rsid="00094461" fo:background-color="#66cc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EI CRON </text:p>
      <text:p text:style-name="P1"/>
      <text:p text:style-name="P2">1- <text:span text:style-name="T2">Tener un ejecutable listo para ejecutar con el cron</text:span></text:p>
      <text:p text:style-name="P2"/>
      <text:p text:style-name="P3">2- Crear arxivo <text:span text:style-name="T3">nombre_cron</text:span>.sh.</text:p>
      <text:p text:style-name="P3"><text:tab/>2-1 Abrir Geany y copiar ejemplo que hay abajo cambiando el <text:span text:style-name="T1">PAD</text:span> (resaltado amarillo)</text:p>
      <text:p text:style-name="P2"/>
      <text:p text:style-name="P2"><text:span text:style-name="T2">3-</text:span>En terminal ejecutar esto: <text:tab/></text:p>
      <text:p text:style-name="P1"><text:tab/><text:tab/><text:tab/>env EDITOR=nano crontab -e</text:p>
      <text:p text:style-name="P1"><text:tab/><text:tab/>o esto:</text:p>
      <text:p text:style-name="P1"><text:tab/><text:tab/><text:tab/>crontab -e</text:p>
      <text:p text:style-name="P1"><text:tab/><text:tab/><text:tab/></text:p>
      <text:p text:style-name="P1"><text:span text:style-name="T2">4</text:span>- Para que envie cada minuto de cada dia de cada semana de cada mes de cada año, en el editor que se te abre <text:span text:style-name="T2">(</text:span><text:span text:style-name="T4">nom del arxiu)</text:span></text:p>
      <text:p text:style-name="P1"><text:tab/>escribir:</text:p>
      <text:p text:style-name="P1"><text:tab/><text:tab/><text:tab/>* * * * * /home/alumne/Escriptori/ADSRT_2018/FITA\ 2/<text:span text:style-name="T4">nombre_</text:span><text:span text:style-name="T3">cron</text:span>.sh</text:p>
      <text:p text:style-name="P1"><text:tab/><text:tab/><text:tab/></text:p>
      <text:p text:style-name="P1"><text:tab/><text:tab/><text:tab/></text:p>
      <text:p text:style-name="P1"><text:span text:style-name="T2">5</text:span>- Para comprobar que el crontab se esta ejecutando:</text:p>
      <text:p text:style-name="P1"><text:tab/><text:tab/><text:tab/>crontab -l</text:p>
      <text:p text:style-name="P1"><text:tab/><text:tab/><text:tab/>(Y tiene que aparecer la instruccion del paso 2)</text:p>
      <text:p text:style-name="P1"><text:tab/><text:tab/><text:tab/></text:p>
      <text:p text:style-name="P1"><text:tab/><text:tab/><text:tab/></text:p>
      <text:p text:style-name="P1">NOTA IMPORTANTE:</text:p>
      <text:p text:style-name="P1"><text:tab/><text:tab/>Dentro del archivo cron.sh tiene que estar la ruta del archivo ejecutable, en nuestro caso informe y</text:p>
      <text:p text:style-name="P1"><text:tab/><text:tab/>el mail des del cual queremos enviar y a donde queremos recibir.</text:p>
      <text:p text:style-name="P1"><text:tab/><text:tab/></text:p>
      <text:p text:style-name="P1">#!/bin/bash</text:p>
      <text:p text:style-name="P1"><text:tab/>LD_LIBRARY_PATH=$LD_LIBRARY_PATH:<text:span text:style-name="T1">/home/alumne/Escriptori/ADSRT_2018/FITA\ 2</text:span> <text:span text:style-name="T1">/home/alumne/Escriptori/ADSRT_2018/FITA\ 2/informe</text:span> -d 1393272@campus.euss.org -t 1393272@campus.euss.org</text:p>
      <text:p text:style-name="P1"><text:tab/><text:tab/><text:tab/><text:tab/><text:tab/><text:tab/><text:tab/><text:tab/><text:tab/><text:tab/></text:p>
      <text:p text:style-name="P1">OJO CON PONER BIEN EL <text:span text:style-name="T1">PA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7:08:42.243324071</meta:creation-date>
    <dc:date>2019-01-13T17:24:45.950528760</dc:date>
    <meta:editing-duration>PT5M53S</meta:editing-duration>
    <meta:editing-cycles>1</meta:editing-cycles>
    <meta:generator>LibreOffice/5.2.7.2$Linux_ARM_EABI LibreOffice_project/20m0$Build-2</meta:generator>
    <meta:document-statistic meta:table-count="0" meta:image-count="0" meta:object-count="0" meta:page-count="1" meta:paragraph-count="27" meta:word-count="144" meta:character-count="1013" meta:non-whitespace-character-count="834"/>
  </office:meta>
</office:document-meta>
</file>